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285.19pt"/>
    </style:style>
    <style:style style:name="co5" style:family="table-column">
      <style:table-column-properties fo:break-before="auto" style:column-width="13.01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26.19pt"/>
    </style:style>
    <style:style style:name="co9" style:family="table-column">
      <style:table-column-properties fo:break-before="auto" style:column-width="159.25pt"/>
    </style:style>
    <style:style style:name="co10" style:family="table-column">
      <style:table-column-properties fo:break-before="auto" style:column-width="60.09pt"/>
    </style:style>
    <style:style style:name="co11" style:family="table-column">
      <style:table-column-properties fo:break-before="auto" style:column-width="87.76pt"/>
    </style:style>
    <style:style style:name="co12" style:family="table-column">
      <style:table-column-properties fo:break-before="auto" style:column-width="73.11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82.06pt"/>
    </style:style>
    <style:style style:name="co15" style:family="table-column">
      <style:table-column-properties fo:break-before="auto" style:column-width="73.3pt"/>
    </style:style>
    <style:style style:name="co16" style:family="table-column">
      <style:table-column-properties fo:break-before="auto" style:column-width="91.81pt"/>
    </style:style>
    <style:style style:name="co17" style:family="table-column">
      <style:table-column-properties fo:break-before="auto" style:column-width="83.65pt"/>
    </style:style>
    <style:style style:name="co18" style:family="table-column">
      <style:table-column-properties fo:break-before="auto" style:column-width="86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Report">
      <style:table-properties table:display="true" style:writing-mode="lr-tb"/>
    </style: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4" style:family="table-cell" style:parent-style-name="Default">
      <style:table-cell-properties style:text-align-source="value-type" style:repeat-content="false"/>
      <style:paragraph-properties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25" style:family="table-cell" style:parent-style-name="Default"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none"/>
    </style:style>
    <style:style style:name="ce4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UML Class Diagrams" table:style-name="ta1">
        <table:table-column table:style-name="co1" table:default-cell-style-name="Default"/>
        <table:table-column table:style-name="co2" table:default-cell-style-name="ce32"/>
        <table:table-column table:style-name="co3" table:default-cell-style-name="Default"/>
        <table:table-column table:style-name="co4" table:default-cell-style-name="ce37"/>
        <table:table-column table:style-name="co1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1" office:value-type="string" calcext:value-type="string">
            <text:p><text:s/>+</text:p>
          </table:table-cell>
          <table:table-cell table:style-name="ce36" office:value-type="string" calcext:value-type="string">
            <text:p>public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37" office:value-type="string" calcext:value-type="string">
            <text:p>private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37" office:value-type="string" calcext:value-type="string">
            <text:p>packag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33" office:value-type="string" calcext:value-type="string">
            <text:p><text:s/>#</text:p>
          </table:table-cell>
          <table:table-cell table:style-name="ce38" office:value-type="string" calcext:value-type="string">
            <text:p>protecte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legend</text:p>
          </table:table-cell>
          <table:covered-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 table:style-name="ce3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PlayGame</text:p>
          </table:table-cell>
          <table:table-cell/>
          <table:table-cell table:style-name="ce32"/>
        </table:table-row>
        <table:table-row table:style-name="ro1">
          <table:table-cell table:number-columns-repeated="4"/>
          <table:table-cell table:style-name="ce32"/>
        </table:table-row>
        <table:table-row table:style-name="ro1">
          <table:table-cell/>
          <table:table-cell table:style-name="ce35"/>
          <table:table-cell table:style-name="ce40"/>
          <table:table-cell table:style-name="ce42"/>
          <table:table-cell table:style-name="ce32"/>
        </table:table-row>
        <table:table-row table:style-name="ro1">
          <table:table-cell table:number-columns-repeated="4"/>
          <table:table-cell table:style-name="ce3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main</text:span>(args:String [])</text:p>
          </table:table-cell>
          <table:table-cell/>
          <table:table-cell table:style-name="ce3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 table:style-name="ce32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amePlay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guessingGame:GuessingG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player:Scanner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GuessingGam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GuessingGame(guessingGame:GuessingGam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Play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Player(player:Scanner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<text:span text:style-name="T1">GamePlayer</text:span>(player:Scann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play()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1"/>
          <table:table-cell table:style-name="ce39"/>
          <table:table-cell table:style-name="ce36"/>
          <table:table-cell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1">EASY_GAME</text:span>:boolea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1">DIFFICULT_GAME</text:span>:boolea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1">DEFAULT_MAXIMUM_RANGE</text:span>: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1">GAME_WON</text:span>: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2">GAME_LOST</text:span>: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+</text:p>
          </table:table-cell>
          <table:table-cell table:style-name="ce12" office:value-type="string" calcext:value-type="string">
            <text:p><text:span text:style-name="T1">GAME_IN_PROGRESS</text:span>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gameState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numberToGuess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numberOfGuesses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largestPossibleNumber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maximumNumberOfGuesses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currentMinimumRange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currentMaximumRange: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guessToolow:boole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table:style-name="ce12" office:value-type="string" calcext:value-type="string">
            <text:p>easyGame:boolean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(largestPossibleNumber:int, difficulty:boole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(largestPossibleNumber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(difficulty:boole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uessingGam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GameSt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GameState(gameState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NumberToGues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NumberToGuess(numberToGuess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NumberOfGuesse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NumberOfGuesses(numberOfGuesses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LargestPossibleNumb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LargestPossibleNumber(largestPossibleNumber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MaximumNumberOfGuesse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MaximumNumberOfGuesses(maximumNumberOfGuesses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CurrentMinimumRang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CurrentMinimumRange(currentMinimumRange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CurrentMaximumRang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CurrentMaximumRange(currentMaximumRange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GuessTooLow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GuessTooLow(tooLow:boole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getGameEas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setGameEasy(gameEasy:boole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-</text:p>
          </table:table-cell>
          <table:table-cell office:value-type="string" calcext:value-type="string">
            <text:p>computeMaxNumberOfGuesse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makeGuess(guess:i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hint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quit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+</text:p>
          </table:table-cell>
          <table:table-cell office:value-type="string" calcext:value-type="string">
            <text:p>toString()</text:p>
          </table:table-cell>
          <table:table-cell table:number-columns-repeated="2"/>
        </table:table-row>
        <table:table-row table:style-name="ro1">
          <table:table-cell/>
          <table:table-cell table:style-name="ce33"/>
          <table:table-cell table:style-name="ce41"/>
          <table:table-cell table:style-name="ce38"/>
          <table:table-cell/>
        </table:table-row>
      </table:table>
      <table:table table:name="UML Class Interaction Diagram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>
            <text:p>Joseph Maples CS101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style-name="ce14" office:value-type="string" calcext:value-type="string">
            <text:p>Design for a number guessing game</text:p>
          </table:table-cell>
          <table:table-cell table:style-name="ce14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3">
            <text:p>PlayGame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&lt;&lt;Instantiation&gt;&gt;</text:p>
          </table:table-cell>
          <table:covered-table-cell/>
          <table:table-cell table:style-name="ce15" office:value-type="string" calcext:value-type="string" table:number-columns-spanned="3" table:number-rows-spanned="3">
            <text:p>GamePlayer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 table:number-columns-spanned="2" table:number-rows-spanned="1">
            <text:p>------------------------------------&gt;</text:p>
          </table:table-cell>
          <table:covered-table-cell table:number-columns-repeated="4"/>
        </table:table-row>
        <table:table-row table:style-name="ro1">
          <table:covered-table-cell table:number-columns-repeated="3"/>
          <table:table-cell table:style-name="ce16" office:value-type="string" calcext:value-type="string" table:number-columns-spanned="2" table:number-rows-spanned="1">
            <text:p>&lt;&lt;Invocation&gt;&gt;</text:p>
          </table:table-cell>
          <table:covered-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3" table:number-rows-spanned="3">
            <text:p>GamePlayer</text:p>
          </table:table-cell>
          <table:covered-table-cell table:number-columns-repeated="2"/>
          <table:table-cell table:style-name="ce16" office:value-type="string" calcext:value-type="string" table:number-columns-spanned="2" table:number-rows-spanned="1">
            <text:p>&lt;&lt;Instantiation&gt;&gt;</text:p>
          </table:table-cell>
          <table:covered-table-cell/>
          <table:table-cell table:style-name="ce15" office:value-type="string" calcext:value-type="string" table:number-columns-spanned="3" table:number-rows-spanned="3">
            <text:p>GuessingGame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string" calcext:value-type="string" table:number-columns-spanned="2" table:number-rows-spanned="1">
            <text:p>------------------------------------&gt;</text:p>
          </table:table-cell>
          <table:covered-table-cell table:number-columns-repeated="4"/>
        </table:table-row>
        <table:table-row table:style-name="ro1">
          <table:covered-table-cell table:number-columns-repeated="3"/>
          <table:table-cell table:style-name="ce16" office:value-type="string" calcext:value-type="string" table:number-columns-spanned="2" table:number-rows-spanned="1">
            <text:p>&lt;&lt;Invocation&gt;&gt;</text:p>
          </table:table-cell>
          <table:covered-table-cell table:number-columns-repeated="4"/>
        </table:table-row>
      </table:table>
      <table:table table:name="Data Table for GuessingGame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4" office:value-type="string" calcext:value-type="string">
            <text:p>Joseph Maples CS101</text:p>
          </table:table-cell>
          <table:table-cell table:style-name="ce14" table:number-columns-repeated="1023"/>
        </table:table-row>
        <table:table-row table:style-name="ro1">
          <table:table-cell table:style-name="ce14" office:value-type="string" calcext:value-type="string">
            <text:p>Design for a number guessing game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Class GuessingGame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_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to easy g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FFICULT_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ifficult g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FAULT_MAXIMUM_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fault to 10 as largest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W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game state value that is win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L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game state value that is los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IN_PROGR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ue of the in progress gam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t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current state of the g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To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times the user has gu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argest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imum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 number of times the user can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in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west number in guessing 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ax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urrent largest number in guessing 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TooLow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uess is lower than numberTo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ame difficulty lev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GuessingGame(largestPossibleNumber:int, difficulty:boolean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argest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asy or difficul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and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Generate random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"/>
          <table:table-cell table:style-name="ce34" office:value-type="string" calcext:value-type="string" table:number-columns-spanned="4" table:number-rows-spanned="1">
            <text:p>Data Table for GuessingGame(largestPossibleNumber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argest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_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to easy g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GuessingGame(difficulty:boolean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FAULT_MAXIMUM_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fault to 10 as largest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Easy or difficul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GuessingGame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FAULT_MAXIMUM_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fault to 10 as largest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_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fault to easy g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GameState(gameState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t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urrent gam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t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st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NumberToGuess(numberToGuess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To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To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number to gues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NumberOfGuesses(numberOfGuesses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times the user has gu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s, the new number of times the use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has guess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LargestPossibleNumber(largestPossibleNumber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argest number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largest numb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MaximumNumberOfGuesses(maximumNumberOfGuesses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imum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ax number of times the user can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imum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max number of gues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CurrentMinimumRange(currentMinimumRange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in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west number in guessing 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in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lowest number in 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CurrentMaximumRange(currentMaximumRange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ax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urrent largest number in guessing 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ax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arameter, new largest number in 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GuessTooLow(guessTooLow:boolean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TooLow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uess is lower than numberTo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TooLow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arameter, new guess is too l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EasyGame(easyGame:boolean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urrent game difficulty lev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Parameter, new difficulty leve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computeMaxNumberOfguesses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asyGa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Game difficulty leve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teration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imes that the computation loo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" office:value-type="string" calcext:value-type="string">
            <text:p>iterat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GuessFacto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that will be modified to conve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rgestPossibleNumber to the max number of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uess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argestPossibleNumb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argest number to gues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makeGuess(guess:int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he user gu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imes the user has gu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To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he user needs to gues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W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game state value that is winn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t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current state of the ga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L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game state value that is los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hint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users hi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in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owest number in guessing rang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rrentMaximumRan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highest number in guessing ran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quit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LOS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ue of the losing game st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toString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ingG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object as a strin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tat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current gam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IN_PROGR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ue of the in progress gam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ximum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guesses the user is allow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OfGuess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times the user has gu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_W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ue of the winning game st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numberToGu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the user needs to guess</text:p>
          </table:table-cell>
          <table:table-cell table:number-columns-repeated="1019"/>
        </table:table-row>
      </table:table>
      <table:table table:name="Data Table for GamePlayer" table:style-name="ta1"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style-name="ce14" office:value-type="string" calcext:value-type="string">
            <text:p>Joseph Maples CS101</text:p>
          </table:table-cell>
          <table:table-cell table:style-name="ce14" table:number-columns-repeated="1023"/>
        </table:table-row>
        <table:table-row table:style-name="ro1">
          <table:table-cell table:style-name="ce14" office:value-type="string" calcext:value-type="string">
            <text:p>Design for a number guessing game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Class GamePlayer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ingGame</text:p>
          </table:table-cell>
          <table:table-cell office:value-type="string" calcext:value-type="string">
            <text:p>GuessingGame</text:p>
          </table:table-cell>
          <table:table-cell office:value-type="string" calcext:value-type="string">
            <text:p>Current guessingGame obje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layer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Get user in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ata table for setGuessingGame(guessingGame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/>
          <table:table-cell table:style-name="ce43"/>
          <table:table-cell office:value-type="string" calcext:value-type="string">
            <text:p>guessingGame</text:p>
          </table:table-cell>
          <table:table-cell office:value-type="string" calcext:value-type="string">
            <text:p>GuessingGame</text:p>
          </table:table-cell>
          <table:table-cell office:value-type="string" calcext:value-type="string">
            <text:p>Current guessingGame objec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ingGame</text:p>
          </table:table-cell>
          <table:table-cell office:value-type="string" calcext:value-type="string">
            <text:p>GuessingGame</text:p>
          </table:table-cell>
          <table:table-cell office:value-type="string" calcext:value-type="string">
            <text:p>Parameter, new ob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setPlayer(player:Scanner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layer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Current Scanner ob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layer</text:p>
          </table:table-cell>
          <table:table-cell table:style-name="ce20" office:value-type="string" calcext:value-type="string">
            <text:p>Scanner</text:p>
          </table:table-cell>
          <table:table-cell table:style-name="ce19" office:value-type="string" calcext:value-type="string">
            <text:p>Parameter, new objec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GamePlayer(ScannerPlayer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layer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Get user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 selected menu o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ifficul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User selected game difficult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pperBou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 selected highest numb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uessingGame</text:p>
          </table:table-cell>
          <table:table-cell office:value-type="string" calcext:value-type="string">
            <text:p>GuessingGame</text:p>
          </table:table-cell>
          <table:table-cell office:value-type="string" calcext:value-type="string">
            <text:p>Object to play ga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play(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ser selected menu option</text:p>
          </table:table-cell>
          <table:table-cell table:number-columns-repeated="1019"/>
        </table:table-row>
      </table:table>
      <table:table table:name="Data Table for PlayGame" table:style-name="ta1"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1017" table:default-cell-style-name="Default"/>
        <table:table-row table:style-name="ro1">
          <table:table-cell table:style-name="ce14" office:value-type="string" calcext:value-type="string">
            <text:p>Joseph Maples CS101</text:p>
          </table:table-cell>
          <table:table-cell table:style-name="ce14" table:number-columns-repeated="1023"/>
        </table:table-row>
        <table:table-row table:style-name="ro1">
          <table:table-cell table:style-name="ce14" office:value-type="string" calcext:value-type="string">
            <text:p>Design for a number guessing game</text:p>
          </table:table-cell>
          <table:table-cell table:style-name="ce14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4" table:number-rows-spanned="1">
            <text:p>Data Table for main(args)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 office:value-type="string" calcext:value-type="string">
            <text:p>Variable or Constant</text:p>
          </table:table-cell>
          <table:table-cell table:style-name="ce44" office:value-type="string" calcext:value-type="string">
            <text:p>Type</text:p>
          </table:table-cell>
          <table:table-cell table:style-name="ce43" office:value-type="string" calcext:value-type="string">
            <text:p>Purpos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rgs</text:p>
          </table:table-cell>
          <table:table-cell office:value-type="string" calcext:value-type="string">
            <text:p>String []</text:p>
          </table:table-cell>
          <table:table-cell office:value-type="string" calcext:value-type="string">
            <text:p>parameter, unus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can</text:p>
          </table:table-cell>
          <table:table-cell office:value-type="string" calcext:value-type="string">
            <text:p>Scanner</text:p>
          </table:table-cell>
          <table:table-cell office:value-type="string" calcext:value-type="string">
            <text:p>Read user inpu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layAga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Whether the user wants to play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ame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games the user has play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player</text:p>
          </table:table-cell>
          <table:table-cell table:style-name="ce20" office:value-type="string" calcext:value-type="string">
            <text:p>GamePlayer</text:p>
          </table:table-cell>
          <table:table-cell table:style-name="ce19" office:value-type="string" calcext:value-type="string">
            <text:p>GamePlayer object for playing the game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34" table:number-columns-spanned="4" table:number-rows-spanned="1"/>
          <table:covered-table-cell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43"/>
          <table:table-cell table:style-name="ce44"/>
          <table:table-cell table:style-name="ce43"/>
          <table:table-cell table:number-columns-repeated="1019"/>
        </table:table-row>
      </table:table>
      <table:table table:name="Algorithms for GuessingGame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uessingGame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s for GuessingGame Construc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GuessingGame(largestPossibleNumber, difficulty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LargestPossibleNumber(largestPossibleNumber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EasyGame(difficulty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andom rand equals new Random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CurrentMaximumRange(largestPossibleNumber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CurrentMinimumRange(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NumberToGuess(rand.nextInt(largestPossibleNumber))</text:p>
          </table:table-cell>
          <table:table-cell table:style-name="ce45"/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setMaximumNumberOfGuesses(computeMaxNumberOfGuesses()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GuessingGame(largestPossibleNumber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(largestPossibleNumber, EASY_GAME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GuessingGame(difficulty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(DEFAULT_MAXIMUM_RANGE, difficulty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GuessingGam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(DEFAULT_MAXIMUM_RANGE, EASY_GAME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s for instance variable muta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setGameState(gameState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gameState equals gameStat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NumberToGuess(numberToGuess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numberToGuess equals numberToGues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NumberOfGuesses(numberOfGuesses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numberOfGuesses equals numberOfGuess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LargestPossibleNumber(number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largestPossibleNumber equals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th.max(number, DEFAULT_MAXIMUM_RANGE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MaximumNumberOfGuesses(maximumNumberOfGuesses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maximumNumberOfGuesses equals maximumNumberOfGuesse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CurrentMinimumRange(min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min is greater than currentMinimumRang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urrentMinimumRange equals mi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CurrentMaximumRange(max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max is less than currentMaximumRang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urrentMaximumRange equals ma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currentMaximumRange equals largestPossibleNumb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GuessTooLow(tooLow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guessTooLow equals guessTooLow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computeMaxNumberOfGuesses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computeMaxNumberOfGuesses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easyGam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return Math.ceil(largestPossibleNumber divided by 2.0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terations equals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maxGuessFactor equals largestPossibleNumb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while (maxGuessFactor is greater than 1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maxGuessFactor equals maxGuessFactor divided by 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iterations plus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iterations plus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return iteration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makeGuess(gues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makeGuess(guess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numberOfGuesses plus 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guess is equal to numberToGu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GameState(GAME_W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 if (guess is less than numberToGu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GuessTooLow(tru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CurrentMinimumRange(gu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else if (guess is greater than numberToGu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GuessTooLow(fals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etCurrentMaximumRange(gu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numberOfGuesses is equal to 0 AND NO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(gameState is equal to GAME_WON)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12"/>setGameState(GAME_LOST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hin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hin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hint equals "Guess a number between " + currentMinimumRang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5" office:value-type="string" calcext:value-type="string">
            <text:p><text:s/>+ " and " + currentMaximumRan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return hin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quit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quit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GameState(GAME_LOST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toString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oString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tring guessingG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if (gameState is equal to GAME_IN_PROGRESS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guessingGame equals "You have "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3"/>+ (maximumNumberOfGuesses - numberOfGuesses) + " guesses remaining."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else if (gameState is equal to GAME_WON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guessingGame equals "It took " + numberOfGuesses + " guesses to get "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+ numberToGuess + ". Congratulations!"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guessingGame equals "You used all " + numberOfGuesses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4"/>+ " guesses. The correct number was " + numberToGuess + "."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8"/>return guessingGame</text:p>
          </table:table-cell>
          <table:table-cell table:number-columns-repeated="6"/>
        </table:table-row>
      </table:table>
      <table:table table:name="Algorithms for GamePlayer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amePlayer Class Algorithms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s for GamePlayer Constru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GamePlayer(Scanner player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setPlayer(player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option equals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difficulty equals GuessingGame.EASY_G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upperBound equals GuessingGame.DEFAULT_MAXIMUM_RAN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while (option does not equal 3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"Select a menu option:\n1. choose difficulty level”</text:p>
          </table:table-cell>
          <table:table-cell table:style-name="ce25"/>
          <table:table-cell table:number-columns-repeated="5"/>
        </table:table-row>
        <table:table-row table:style-name="ro1">
          <table:table-cell table:number-columns-repeated="2"/>
          <table:table-cell table:style-name="ce25" office:value-type="string" calcext:value-type="string">
            <text:p><text:s text:c="8"/>+ “\n2. pick upper bound for guess\n3. play game"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12"/>option equals player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witch (option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Choose game difficulty: easy or difficult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if (player.next().toLowerCase().contains("d"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4"/>difficulty equals GuessingGame.DIFFICULT_G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2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Set the highest number you want to guess: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upperBound equals player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3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Starting game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Invalid optio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guessingGame equals new GuessingGame(upperBound, difficulty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s for accessor and mutator metho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getGuessingGame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guessingGa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GuessingGame(GuessingGame guessingGame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guessingGame equals guessingGam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getPlayer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return play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setPlayer(Scanner player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this.player equals playe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gorithm for play(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play(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option equals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8"/>while (option does not equal 4)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print "Select a menu option:" + "\n1. make a guess" + "\n2. get a hint"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8"/>+ "\n3. print statistics" + "\n4. quit this game"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12"/>option equals player.next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2"/>switch (option) 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1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Make a guess: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guessingGame.makeGuess(player.nextInt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if (GuessingGame.GAME_IN_PROGRESS does not equal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0"/>guessingGame.getGameState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4"/>print guessingGame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2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guessingGame.hin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3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guessingGame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case 4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guessingGame.makeGuess(player.nextInt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if (GuessingGame.GAME_IN_PROGRESS does not equal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40"/>guessingGame.getGameState()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4"/>guessingGame.quit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guessingGame.toString(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16"/>default: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print "Invalid option"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20"/>break</text:p>
          </table:table-cell>
          <table:table-cell table:number-columns-repeated="6"/>
        </table:table-row>
      </table:table>
      <table:table table:name="Algorithms for PlayGame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Joseph Maples CS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for a number guessing ga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layGame Class Algorithm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gorithm for main(args)</text:p>
          </table:table-cell>
        </table:table-row>
        <table:table-row table:style-name="ro1">
          <table:table-cell/>
          <table:table-cell office:value-type="string" calcext:value-type="string">
            <text:p><text:s/>main(String[] args)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instantiate Scanner sc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playAgain equals 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games equals 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do </text:p>
          </table:table-cell>
          <table:table-cell table:style-name="ce25"/>
          <table:table-cell/>
        </table:table-row>
        <table:table-row table:style-name="ro1">
          <table:table-cell/>
          <table:table-cell office:value-type="string" calcext:value-type="string">
            <text:p><text:s text:c="12"/>GamePlayer player equals new GamePlayer(sca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player.pla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games plus 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print "Would you like to play again? [y/N]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playAgain equals scan.next().toLowerCase().contains("y"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while (playAgai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if (games equals 1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print "Thanks for playing!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8"/>e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12"/>print "Thanks for playing " + games + " times!"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 style:data-style-name="N2" text:time-value="22:44:34.06310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09:05.470845775</meta:creation-date>
    <dc:date>2017-11-20T08:59:03.170380405</dc:date>
    <meta:editing-duration>P2DT12M17S</meta:editing-duration>
    <meta:editing-cycles>89</meta:editing-cycles>
    <meta:generator>LibreOffice/5.4.3.2$Linux_X86_64 LibreOffice_project/40m0$Build-2</meta:generator>
    <meta:document-statistic meta:table-count="8" meta:cell-count="656" meta:object-count="0"/>
  </office:meta>
</office:document-meta>
</file>